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2.783cm" fo:min-width="4.16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869cm" fo:min-width="1.557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Fine_20_Dashed"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fo:min-height="3.566cm"/>
    </style:style>
    <style:style style:name="gr16" style:family="graphic" style:parent-style-name="standard">
      <style:graphic-properties draw:stroke="none" svg:stroke-color="#000000" draw:fill="none" draw:fill-color="#ffffff" fo:min-height="0.83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063cm"/>
    </style:style>
    <style:style style:name="gr19" style:family="graphic" style:parent-style-name="standard">
      <style:graphic-properties draw:stroke="none" svg:stroke-color="#000000" draw:fill="none" draw:fill-color="#ffffff" fo:min-height="1.38cm"/>
    </style:style>
    <style:style style:name="gr20" style:family="graphic" style:parent-style-name="standard">
      <style:graphic-properties draw:stroke="none" svg:stroke-color="#000000" draw:fill="none" draw:fill-color="#ffffff" fo:min-height="3.7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6.992cm" svg:y1="11.808cm" svg:x2="7.028cm" svg:y2="13.829cm">
              <text:p/>
            </draw:line>
            <draw:line draw:style-name="gr2" draw:text-style-name="P1" draw:layer="layout" svg:x1="7.03cm" svg:y1="12.963cm" svg:x2="7.968cm" svg:y2="13.973cm">
              <text:p/>
            </draw:line>
            <draw:line draw:style-name="gr3" draw:text-style-name="P1" draw:layer="layout" svg:x1="6.994cm" svg:y1="12.674cm" svg:x2="7.896cm" svg:y2="11.808cm">
              <text:p/>
            </draw:line>
            <draw:line draw:style-name="gr3" draw:text-style-name="P1" draw:layer="layout" svg:x1="7.932cm" svg:y1="13.937cm" svg:x2="7.947cm" svg:y2="14.748cm">
              <text:p/>
            </draw:line>
            <draw:line draw:style-name="gr3" draw:text-style-name="P1" draw:layer="layout" svg:x1="6.994cm" svg:y1="12.89cm" svg:x2="6.308cm" svg:y2="12.89cm">
              <text:p/>
            </draw:line>
            <draw:line draw:style-name="gr3" draw:text-style-name="P1" draw:layer="layout" svg:x1="5.261cm" svg:y1="11.555cm" svg:x2="5.257cm" svg:y2="12.53cm">
              <text:p/>
            </draw:line>
            <draw:custom-shape draw:style-name="gr4" draw:text-style-name="P1" draw:layer="layout" svg:width="4.665cm" svg:height="3.033cm" svg:x="3.614cm" svg:y="11.6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7.882cm" svg:y1="11.591cm" svg:x2="7.891cm" svg:y2="11.815cm">
              <text:p/>
            </draw:line>
            <draw:custom-shape draw:style-name="gr5" draw:text-style-name="P2" draw:layer="layout" svg:width="0.166cm" svg:height="0.166cm" svg:x="5.168cm" svg:y="11.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057cm" svg:height="1.119cm" svg:x="4.252cm" svg:y="12.3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166cm" svg:height="0.166cm" svg:x="7.794cm" svg:y="11.5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166cm" svg:height="0.166cm" svg:x="7.859cm" svg:y="14.5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4" draw:layer="layout" svg:width="2.344cm" svg:height="1.199cm" svg:x="4.191cm" svg:y="12.349cm">
              <draw:text-box>
                <text:p><text:span text:style-name="T1">Hall effect cct</text:span></text:p>
              </draw:text-box>
            </draw:frame>
            <draw:frame draw:style-name="gr8" draw:text-style-name="P4" draw:layer="layout" svg:width="1.347cm" svg:height="0.725cm" svg:x="5.108cm" svg:y="11.488cm">
              <draw:text-box>
                <text:p><text:span text:style-name="T1">Vcc</text:span></text:p>
              </draw:text-box>
            </draw:frame>
            <draw:frame draw:style-name="gr8" draw:text-style-name="P4" draw:layer="layout" svg:width="1.347cm" svg:height="0.725cm" svg:x="6.773cm" svg:y="14.058cm">
              <draw:text-box>
                <text:p><text:span text:style-name="T1">Gnd</text:span></text:p>
              </draw:text-box>
            </draw:frame>
            <draw:frame draw:style-name="gr8" draw:text-style-name="P4" draw:layer="layout" svg:width="1.347cm" svg:height="0.725cm" svg:x="6.842cm" svg:y="11.445cm">
              <draw:text-box>
                <text:p><text:span text:style-name="T1">O/P</text:span></text:p>
              </draw:text-box>
            </draw:frame>
          </draw:g>
          <draw:g>
            <draw:line draw:style-name="gr1" draw:text-style-name="P1" draw:layer="layout" svg:x1="6.994cm" svg:y1="16.527cm" svg:x2="7.03cm" svg:y2="18.548cm">
              <text:p/>
            </draw:line>
            <draw:line draw:style-name="gr2" draw:text-style-name="P1" draw:layer="layout" svg:x1="7.032cm" svg:y1="17.682cm" svg:x2="7.97cm" svg:y2="18.692cm">
              <text:p/>
            </draw:line>
            <draw:line draw:style-name="gr3" draw:text-style-name="P1" draw:layer="layout" svg:x1="6.996cm" svg:y1="17.393cm" svg:x2="7.898cm" svg:y2="16.527cm">
              <text:p/>
            </draw:line>
            <draw:line draw:style-name="gr3" draw:text-style-name="P1" draw:layer="layout" svg:x1="7.934cm" svg:y1="18.656cm" svg:x2="7.949cm" svg:y2="19.467cm">
              <text:p/>
            </draw:line>
            <draw:line draw:style-name="gr3" draw:text-style-name="P1" draw:layer="layout" svg:x1="6.996cm" svg:y1="17.609cm" svg:x2="6.31cm" svg:y2="17.609cm">
              <text:p/>
            </draw:line>
            <draw:line draw:style-name="gr3" draw:text-style-name="P1" draw:layer="layout" svg:x1="5.263cm" svg:y1="16.274cm" svg:x2="5.259cm" svg:y2="17.249cm">
              <text:p/>
            </draw:line>
            <draw:custom-shape draw:style-name="gr4" draw:text-style-name="P1" draw:layer="layout" svg:width="4.665cm" svg:height="3.033cm" svg:x="3.616cm" svg:y="16.3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7.884cm" svg:y1="16.31cm" svg:x2="7.893cm" svg:y2="16.534cm">
              <text:p/>
            </draw:line>
            <draw:custom-shape draw:style-name="gr5" draw:text-style-name="P2" draw:layer="layout" svg:width="0.166cm" svg:height="0.166cm" svg:x="5.17cm" svg:y="16.2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057cm" svg:height="1.119cm" svg:x="4.254cm" svg:y="17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166cm" svg:height="0.166cm" svg:x="7.796cm" svg:y="16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166cm" svg:height="0.166cm" svg:x="7.861cm" svg:y="19.2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4" draw:layer="layout" svg:width="2.344cm" svg:height="1.199cm" svg:x="4.193cm" svg:y="17.068cm">
              <draw:text-box>
                <text:p><text:span text:style-name="T1">Hall effect cct</text:span></text:p>
              </draw:text-box>
            </draw:frame>
            <draw:frame draw:style-name="gr8" draw:text-style-name="P4" draw:layer="layout" svg:width="1.347cm" svg:height="0.725cm" svg:x="5.11cm" svg:y="16.207cm">
              <draw:text-box>
                <text:p><text:span text:style-name="T1">Vcc</text:span></text:p>
              </draw:text-box>
            </draw:frame>
            <draw:frame draw:style-name="gr8" draw:text-style-name="P4" draw:layer="layout" svg:width="1.347cm" svg:height="0.725cm" svg:x="6.775cm" svg:y="18.777cm">
              <draw:text-box>
                <text:p><text:span text:style-name="T1">Gnd</text:span></text:p>
              </draw:text-box>
            </draw:frame>
            <draw:frame draw:style-name="gr8" draw:text-style-name="P4" draw:layer="layout" svg:width="1.347cm" svg:height="0.725cm" svg:x="6.844cm" svg:y="16.164cm">
              <draw:text-box>
                <text:p><text:span text:style-name="T1">O/P</text:span></text:p>
              </draw:text-box>
            </draw:frame>
          </draw:g>
          <draw:g>
            <draw:line draw:style-name="gr1" draw:text-style-name="P1" draw:layer="layout" svg:x1="7.031cm" svg:y1="24.744cm" svg:x2="7.067cm" svg:y2="26.765cm">
              <text:p/>
            </draw:line>
            <draw:line draw:style-name="gr2" draw:text-style-name="P1" draw:layer="layout" svg:x1="7.069cm" svg:y1="25.899cm" svg:x2="8.007cm" svg:y2="26.909cm">
              <text:p/>
            </draw:line>
            <draw:line draw:style-name="gr3" draw:text-style-name="P1" draw:layer="layout" svg:x1="7.033cm" svg:y1="25.61cm" svg:x2="7.935cm" svg:y2="24.744cm">
              <text:p/>
            </draw:line>
            <draw:line draw:style-name="gr3" draw:text-style-name="P1" draw:layer="layout" svg:x1="7.971cm" svg:y1="26.873cm" svg:x2="7.986cm" svg:y2="27.684cm">
              <text:p/>
            </draw:line>
            <draw:line draw:style-name="gr3" draw:text-style-name="P1" draw:layer="layout" svg:x1="7.033cm" svg:y1="25.826cm" svg:x2="6.347cm" svg:y2="25.826cm">
              <text:p/>
            </draw:line>
            <draw:line draw:style-name="gr3" draw:text-style-name="P1" draw:layer="layout" svg:x1="5.3cm" svg:y1="24.491cm" svg:x2="5.296cm" svg:y2="25.466cm">
              <text:p/>
            </draw:line>
            <draw:custom-shape draw:style-name="gr4" draw:text-style-name="P1" draw:layer="layout" svg:width="4.665cm" svg:height="3.033cm" svg:x="3.653cm" svg:y="24.5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1" draw:layer="layout" svg:x1="7.921cm" svg:y1="24.527cm" svg:x2="7.93cm" svg:y2="24.751cm">
              <text:p/>
            </draw:line>
            <draw:custom-shape draw:style-name="gr5" draw:text-style-name="P2" draw:layer="layout" svg:width="0.166cm" svg:height="0.166cm" svg:x="5.207cm" svg:y="24.4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draw:layer="layout" svg:width="2.057cm" svg:height="1.119cm" svg:x="4.291cm" svg:y="25.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2" draw:layer="layout" svg:width="0.166cm" svg:height="0.166cm" svg:x="7.833cm" svg:y="24.4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166cm" svg:height="0.166cm" svg:x="7.898cm" svg:y="27.5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4" draw:layer="layout" svg:width="2.344cm" svg:height="1.199cm" svg:x="4.23cm" svg:y="25.285cm">
              <draw:text-box>
                <text:p><text:span text:style-name="T1">Hall effect cct</text:span></text:p>
              </draw:text-box>
            </draw:frame>
            <draw:frame draw:style-name="gr8" draw:text-style-name="P4" draw:layer="layout" svg:width="1.347cm" svg:height="0.725cm" svg:x="5.147cm" svg:y="24.424cm">
              <draw:text-box>
                <text:p><text:span text:style-name="T1">Vcc</text:span></text:p>
              </draw:text-box>
            </draw:frame>
            <draw:frame draw:style-name="gr8" draw:text-style-name="P4" draw:layer="layout" svg:width="1.347cm" svg:height="0.725cm" svg:x="6.812cm" svg:y="26.994cm">
              <draw:text-box>
                <text:p><text:span text:style-name="T1">Gnd</text:span></text:p>
              </draw:text-box>
            </draw:frame>
            <draw:frame draw:style-name="gr8" draw:text-style-name="P4" draw:layer="layout" svg:width="1.347cm" svg:height="0.725cm" svg:x="6.881cm" svg:y="24.381cm">
              <draw:text-box>
                <text:p><text:span text:style-name="T1">O/P</text:span></text:p>
              </draw:text-box>
            </draw:frame>
          </draw:g>
          <draw:line draw:style-name="gr3" draw:text-style-name="P1" draw:layer="layout" svg:x1="2.309cm" svg:y1="3.237cm" svg:x2="2.368cm" svg:y2="20.464cm">
            <text:p/>
          </draw:line>
          <draw:line draw:style-name="gr3" draw:text-style-name="P1" draw:layer="layout" svg:x1="1.924cm" svg:y1="3.26cm" svg:x2="1.895cm" svg:y2="20.539cm">
            <text:p/>
          </draw:line>
          <draw:g>
            <draw:line draw:style-name="gr3" draw:text-style-name="P1" draw:layer="layout" svg:x1="7.93cm" svg:y1="14.632cm" svg:x2="7.937cm" svg:y2="15.237cm">
              <text:p/>
            </draw:line>
            <draw:line draw:style-name="gr3" draw:text-style-name="P1" draw:layer="layout" svg:x1="1.863cm" svg:y1="15.213cm" svg:x2="7.969cm" svg:y2="15.195cm">
              <text:p/>
            </draw:line>
            <draw:custom-shape draw:style-name="gr9" draw:text-style-name="P2" draw:layer="layout" svg:width="0.143cm" svg:height="0.143cm" svg:x="1.782cm" svg:y="15.1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" draw:text-style-name="P1" draw:layer="layout" svg:x1="7.932cm" svg:y1="19.256cm" svg:x2="7.939cm" svg:y2="19.861cm">
              <text:p/>
            </draw:line>
            <draw:line draw:style-name="gr3" draw:text-style-name="P1" draw:layer="layout" svg:x1="1.865cm" svg:y1="19.837cm" svg:x2="7.971cm" svg:y2="19.819cm">
              <text:p/>
            </draw:line>
            <draw:custom-shape draw:style-name="gr9" draw:text-style-name="P2" draw:layer="layout" svg:width="0.143cm" svg:height="0.143cm" svg:x="1.784cm" svg:y="19.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" draw:text-style-name="P1" draw:layer="layout" svg:x1="7.987cm" svg:y1="27.508cm" svg:x2="7.994cm" svg:y2="28.113cm">
              <text:p/>
            </draw:line>
            <draw:line draw:style-name="gr3" draw:text-style-name="P1" draw:layer="layout" svg:x1="1.92cm" svg:y1="28.089cm" svg:x2="8.026cm" svg:y2="28.071cm">
              <text:p/>
            </draw:line>
            <draw:custom-shape draw:style-name="gr9" draw:text-style-name="P2" draw:layer="layout" svg:width="0.143cm" svg:height="0.143cm" svg:x="1.839cm" svg:y="28.0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" draw:text-style-name="P1" draw:layer="layout" svg:x1="5.249cm" svg:y1="11.196cm" svg:x2="5.253cm" svg:y2="11.574cm">
              <text:p/>
            </draw:line>
            <draw:line draw:style-name="gr3" draw:text-style-name="P1" draw:layer="layout" svg:x1="2.377cm" svg:y1="11.178cm" svg:x2="5.277cm" svg:y2="11.184cm">
              <text:p/>
            </draw:line>
            <draw:custom-shape draw:style-name="gr9" draw:text-style-name="P2" draw:layer="layout" svg:width="0.143cm" svg:height="0.143cm" svg:x="2.296cm" svg:y="11.1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" draw:text-style-name="P1" draw:layer="layout" svg:x1="5.234cm" svg:y1="15.841cm" svg:x2="5.238cm" svg:y2="16.219cm">
              <text:p/>
            </draw:line>
            <draw:line draw:style-name="gr3" draw:text-style-name="P1" draw:layer="layout" svg:x1="2.362cm" svg:y1="15.823cm" svg:x2="5.262cm" svg:y2="15.829cm">
              <text:p/>
            </draw:line>
            <draw:custom-shape draw:style-name="gr9" draw:text-style-name="P2" draw:layer="layout" svg:width="0.143cm" svg:height="0.143cm" svg:x="2.281cm" svg:y="15.7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" draw:text-style-name="P1" draw:layer="layout" svg:x1="5.289cm" svg:y1="24.097cm" svg:x2="5.293cm" svg:y2="24.475cm">
              <text:p/>
            </draw:line>
            <draw:line draw:style-name="gr3" draw:text-style-name="P1" draw:layer="layout" svg:x1="2.417cm" svg:y1="24.079cm" svg:x2="5.317cm" svg:y2="24.085cm">
              <text:p/>
            </draw:line>
            <draw:custom-shape draw:style-name="gr9" draw:text-style-name="P2" draw:layer="layout" svg:width="0.143cm" svg:height="0.143cm" svg:x="2.336cm" svg:y="24.0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2" draw:id="id2">
            <draw:line draw:style-name="gr3" draw:text-style-name="P1" draw:layer="layout" svg:x1="10.27cm" svg:y1="7.675cm" svg:x2="10.27cm" svg:y2="8.277cm">
              <text:p/>
            </draw:line>
            <draw:line draw:style-name="gr3" draw:text-style-name="P1" draw:layer="layout" svg:x1="10.256cm" svg:y1="9.678cm" svg:x2="10.256cm" svg:y2="10.28cm">
              <text:p/>
            </draw:line>
            <draw:line draw:style-name="gr3" draw:text-style-name="P1" draw:layer="layout" svg:x1="10.598cm" svg:y1="8.779cm" svg:x2="9.882cm" svg:y2="8.569cm">
              <text:p/>
            </draw:line>
            <draw:line draw:style-name="gr3" draw:text-style-name="P1" draw:layer="layout" svg:x1="10.599cm" svg:y1="8.355cm" svg:x2="10.27cm" svg:y2="8.258cm">
              <text:p/>
            </draw:line>
            <draw:line draw:style-name="gr3" draw:text-style-name="P1" draw:layer="layout" svg:x1="10.602cm" svg:y1="9.618cm" svg:x2="9.886cm" svg:y2="9.408cm">
              <text:p/>
            </draw:line>
            <draw:line draw:style-name="gr3" draw:text-style-name="P1" draw:layer="layout" svg:x1="10.581cm" svg:y1="9.187cm" svg:x2="9.865cm" svg:y2="8.977cm">
              <text:p/>
            </draw:line>
            <draw:line draw:style-name="gr3" draw:text-style-name="P1" draw:layer="layout" svg:x1="10.598cm" svg:y1="8.345cm" svg:x2="9.882cm" svg:y2="8.555cm">
              <text:p/>
            </draw:line>
            <draw:line draw:style-name="gr3" draw:text-style-name="P1" draw:layer="layout" svg:x1="10.594cm" svg:y1="8.774cm" svg:x2="9.878cm" svg:y2="8.984cm">
              <text:p/>
            </draw:line>
            <draw:line draw:style-name="gr3" draw:text-style-name="P1" draw:layer="layout" svg:x1="10.602cm" svg:y1="9.192cm" svg:x2="9.886cm" svg:y2="9.402cm">
              <text:p/>
            </draw:line>
            <draw:line draw:style-name="gr3" draw:text-style-name="P1" draw:layer="layout" svg:x1="10.605cm" svg:y1="9.609cm" svg:x2="10.251cm" svg:y2="9.71cm">
              <text:p/>
            </draw:line>
          </draw:g>
          <draw:g xml:id="id3" draw:id="id3">
            <draw:line draw:style-name="gr3" draw:text-style-name="P1" draw:layer="layout" svg:x1="10.27cm" svg:y1="12.458cm" svg:x2="10.27cm" svg:y2="13.06cm">
              <text:p/>
            </draw:line>
            <draw:line draw:style-name="gr3" draw:text-style-name="P1" draw:layer="layout" svg:x1="10.256cm" svg:y1="14.461cm" svg:x2="10.256cm" svg:y2="15.063cm">
              <text:p/>
            </draw:line>
            <draw:line draw:style-name="gr3" draw:text-style-name="P1" draw:layer="layout" svg:x1="10.598cm" svg:y1="13.562cm" svg:x2="9.882cm" svg:y2="13.352cm">
              <text:p/>
            </draw:line>
            <draw:line draw:style-name="gr3" draw:text-style-name="P1" draw:layer="layout" svg:x1="10.599cm" svg:y1="13.138cm" svg:x2="10.27cm" svg:y2="13.041cm">
              <text:p/>
            </draw:line>
            <draw:line draw:style-name="gr3" draw:text-style-name="P1" draw:layer="layout" svg:x1="10.602cm" svg:y1="14.401cm" svg:x2="9.886cm" svg:y2="14.191cm">
              <text:p/>
            </draw:line>
            <draw:line draw:style-name="gr3" draw:text-style-name="P1" draw:layer="layout" svg:x1="10.581cm" svg:y1="13.97cm" svg:x2="9.865cm" svg:y2="13.76cm">
              <text:p/>
            </draw:line>
            <draw:line draw:style-name="gr3" draw:text-style-name="P1" draw:layer="layout" svg:x1="10.598cm" svg:y1="13.128cm" svg:x2="9.882cm" svg:y2="13.338cm">
              <text:p/>
            </draw:line>
            <draw:line draw:style-name="gr3" draw:text-style-name="P1" draw:layer="layout" svg:x1="10.594cm" svg:y1="13.557cm" svg:x2="9.878cm" svg:y2="13.767cm">
              <text:p/>
            </draw:line>
            <draw:line draw:style-name="gr3" draw:text-style-name="P1" draw:layer="layout" svg:x1="10.602cm" svg:y1="13.975cm" svg:x2="9.886cm" svg:y2="14.185cm">
              <text:p/>
            </draw:line>
            <draw:line draw:style-name="gr3" draw:text-style-name="P1" draw:layer="layout" svg:x1="10.605cm" svg:y1="14.392cm" svg:x2="10.251cm" svg:y2="14.493cm">
              <text:p/>
            </draw:line>
          </draw:g>
          <draw:g xml:id="id4" draw:id="id4">
            <draw:line draw:style-name="gr3" draw:text-style-name="P1" draw:layer="layout" svg:x1="10.304cm" svg:y1="17.306cm" svg:x2="10.304cm" svg:y2="17.908cm">
              <text:p/>
            </draw:line>
            <draw:line draw:style-name="gr3" draw:text-style-name="P1" draw:layer="layout" svg:x1="10.29cm" svg:y1="19.309cm" svg:x2="10.29cm" svg:y2="19.911cm">
              <text:p/>
            </draw:line>
            <draw:line draw:style-name="gr3" draw:text-style-name="P1" draw:layer="layout" svg:x1="10.632cm" svg:y1="18.41cm" svg:x2="9.916cm" svg:y2="18.2cm">
              <text:p/>
            </draw:line>
            <draw:line draw:style-name="gr3" draw:text-style-name="P1" draw:layer="layout" svg:x1="10.633cm" svg:y1="17.986cm" svg:x2="10.304cm" svg:y2="17.889cm">
              <text:p/>
            </draw:line>
            <draw:line draw:style-name="gr3" draw:text-style-name="P1" draw:layer="layout" svg:x1="10.636cm" svg:y1="19.249cm" svg:x2="9.92cm" svg:y2="19.039cm">
              <text:p/>
            </draw:line>
            <draw:line draw:style-name="gr3" draw:text-style-name="P1" draw:layer="layout" svg:x1="10.615cm" svg:y1="18.818cm" svg:x2="9.899cm" svg:y2="18.608cm">
              <text:p/>
            </draw:line>
            <draw:line draw:style-name="gr3" draw:text-style-name="P1" draw:layer="layout" svg:x1="10.632cm" svg:y1="17.976cm" svg:x2="9.916cm" svg:y2="18.186cm">
              <text:p/>
            </draw:line>
            <draw:line draw:style-name="gr3" draw:text-style-name="P1" draw:layer="layout" svg:x1="10.628cm" svg:y1="18.405cm" svg:x2="9.912cm" svg:y2="18.615cm">
              <text:p/>
            </draw:line>
            <draw:line draw:style-name="gr3" draw:text-style-name="P1" draw:layer="layout" svg:x1="10.636cm" svg:y1="18.823cm" svg:x2="9.92cm" svg:y2="19.033cm">
              <text:p/>
            </draw:line>
            <draw:line draw:style-name="gr3" draw:text-style-name="P1" draw:layer="layout" svg:x1="10.639cm" svg:y1="19.24cm" svg:x2="10.285cm" svg:y2="19.341cm">
              <text:p/>
            </draw:line>
          </draw:g>
          <draw:g>
            <draw:line draw:style-name="gr3" draw:text-style-name="P1" draw:layer="layout" svg:x1="10.304cm" svg:y1="25.276cm" svg:x2="10.304cm" svg:y2="25.878cm">
              <text:p/>
            </draw:line>
            <draw:line draw:style-name="gr3" draw:text-style-name="P1" draw:layer="layout" svg:x1="10.29cm" svg:y1="27.279cm" svg:x2="10.29cm" svg:y2="27.881cm">
              <text:p/>
            </draw:line>
            <draw:line draw:style-name="gr3" draw:text-style-name="P1" draw:layer="layout" svg:x1="10.632cm" svg:y1="26.38cm" svg:x2="9.916cm" svg:y2="26.17cm">
              <text:p/>
            </draw:line>
            <draw:line draw:style-name="gr3" draw:text-style-name="P1" draw:layer="layout" svg:x1="10.633cm" svg:y1="25.956cm" svg:x2="10.304cm" svg:y2="25.859cm">
              <text:p/>
            </draw:line>
            <draw:line draw:style-name="gr3" draw:text-style-name="P1" draw:layer="layout" svg:x1="10.636cm" svg:y1="27.219cm" svg:x2="9.92cm" svg:y2="27.009cm">
              <text:p/>
            </draw:line>
            <draw:line draw:style-name="gr3" draw:text-style-name="P1" draw:layer="layout" svg:x1="10.615cm" svg:y1="26.788cm" svg:x2="9.899cm" svg:y2="26.578cm">
              <text:p/>
            </draw:line>
            <draw:line draw:style-name="gr3" draw:text-style-name="P1" draw:layer="layout" svg:x1="10.632cm" svg:y1="25.946cm" svg:x2="9.916cm" svg:y2="26.156cm">
              <text:p/>
            </draw:line>
            <draw:line draw:style-name="gr3" draw:text-style-name="P1" draw:layer="layout" svg:x1="10.628cm" svg:y1="26.375cm" svg:x2="9.912cm" svg:y2="26.585cm">
              <text:p/>
            </draw:line>
            <draw:line draw:style-name="gr3" draw:text-style-name="P1" draw:layer="layout" svg:x1="10.636cm" svg:y1="26.793cm" svg:x2="9.92cm" svg:y2="27.003cm">
              <text:p/>
            </draw:line>
            <draw:line draw:style-name="gr3" draw:text-style-name="P1" draw:layer="layout" svg:x1="10.639cm" svg:y1="27.21cm" svg:x2="10.285cm" svg:y2="27.311cm">
              <text:p/>
            </draw:line>
          </draw:g>
          <draw:g xml:id="id1" draw:id="id1">
            <draw:line draw:style-name="gr3" draw:text-style-name="P1" draw:layer="layout" svg:x1="10.27cm" svg:y1="3.327cm" svg:x2="10.27cm" svg:y2="3.929cm">
              <text:p/>
            </draw:line>
            <draw:line draw:style-name="gr3" draw:text-style-name="P1" draw:layer="layout" svg:x1="10.256cm" svg:y1="5.33cm" svg:x2="10.256cm" svg:y2="5.932cm">
              <text:p/>
            </draw:line>
            <draw:line draw:style-name="gr3" draw:text-style-name="P1" draw:layer="layout" svg:x1="10.598cm" svg:y1="4.431cm" svg:x2="9.882cm" svg:y2="4.221cm">
              <text:p/>
            </draw:line>
            <draw:line draw:style-name="gr3" draw:text-style-name="P1" draw:layer="layout" svg:x1="10.599cm" svg:y1="4.007cm" svg:x2="10.27cm" svg:y2="3.91cm">
              <text:p/>
            </draw:line>
            <draw:line draw:style-name="gr3" draw:text-style-name="P1" draw:layer="layout" svg:x1="10.602cm" svg:y1="5.27cm" svg:x2="9.886cm" svg:y2="5.06cm">
              <text:p/>
            </draw:line>
            <draw:line draw:style-name="gr3" draw:text-style-name="P1" draw:layer="layout" svg:x1="10.581cm" svg:y1="4.839cm" svg:x2="9.865cm" svg:y2="4.629cm">
              <text:p/>
            </draw:line>
            <draw:line draw:style-name="gr3" draw:text-style-name="P1" draw:layer="layout" svg:x1="10.598cm" svg:y1="3.997cm" svg:x2="9.882cm" svg:y2="4.207cm">
              <text:p/>
            </draw:line>
            <draw:line draw:style-name="gr3" draw:text-style-name="P1" draw:layer="layout" svg:x1="10.594cm" svg:y1="4.426cm" svg:x2="9.878cm" svg:y2="4.636cm">
              <text:p/>
            </draw:line>
            <draw:line draw:style-name="gr3" draw:text-style-name="P1" draw:layer="layout" svg:x1="10.602cm" svg:y1="4.844cm" svg:x2="9.886cm" svg:y2="5.054cm">
              <text:p/>
            </draw:line>
            <draw:line draw:style-name="gr3" draw:text-style-name="P1" draw:layer="layout" svg:x1="10.605cm" svg:y1="5.261cm" svg:x2="10.251cm" svg:y2="5.362cm">
              <text:p/>
            </draw:line>
          </draw:g>
          <draw:connector draw:style-name="gr10" draw:text-style-name="P2" draw:layer="layout" svg:x1="10.235cm" svg:y1="5.932cm" svg:x2="10.235cm" svg:y2="7.675cm" draw:start-shape="id1" draw:start-glue-point="2" draw:end-shape="id2" draw:end-glue-point="0" svg:d="M10235 5932v1743" svg:viewBox="0 0 1 1744">
            <text:p/>
          </draw:connector>
          <draw:connector draw:style-name="gr10" draw:text-style-name="P2" draw:layer="layout" svg:x1="10.235cm" svg:y1="10.28cm" svg:x2="10.235cm" svg:y2="12.458cm" draw:start-shape="id2" draw:start-glue-point="2" draw:end-shape="id3" draw:end-glue-point="0" svg:d="M10235 10280v2178" svg:viewBox="0 0 1 2179">
            <text:p/>
          </draw:connector>
          <draw:connector draw:style-name="gr10" draw:text-style-name="P2" draw:layer="layout" svg:x1="10.235cm" svg:y1="15.063cm" svg:x2="10.269cm" svg:y2="17.306cm" draw:start-shape="id3" draw:start-glue-point="2" draw:end-shape="id4" draw:end-glue-point="0" svg:d="M10235 15063v1122h34v1121" svg:viewBox="0 0 35 2244">
            <text:p/>
          </draw:connector>
          <draw:connector draw:style-name="gr11" draw:text-style-name="P2" draw:layer="layout" svg:x1="10.269cm" svg:y1="19.911cm" svg:x2="10.267cm" svg:y2="23.079cm" draw:start-shape="id4" draw:start-glue-point="2" svg:d="M10269 19911v1855h-2v1313" svg:viewBox="0 0 3 3169">
            <text:p/>
          </draw:connector>
          <draw:g>
            <draw:line draw:style-name="gr3" draw:text-style-name="P1" draw:layer="layout" svg:x1="7.873cm" svg:y1="10.986cm" svg:x2="10.291cm" svg:y2="10.979cm">
              <text:p/>
            </draw:line>
            <draw:line draw:style-name="gr3" draw:text-style-name="P1" draw:layer="layout" svg:x1="7.887cm" svg:y1="11.582cm" svg:x2="7.901cm" svg:y2="10.987cm">
              <text:p/>
            </draw:line>
            <draw:custom-shape draw:style-name="gr9" draw:text-style-name="P2" draw:layer="layout" svg:width="0.207cm" svg:height="0.207cm" svg:x="10.141cm" svg:y="10.8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" draw:text-style-name="P1" draw:layer="layout" svg:x1="7.872cm" svg:y1="15.71cm" svg:x2="10.29cm" svg:y2="15.703cm">
              <text:p/>
            </draw:line>
            <draw:line draw:style-name="gr3" draw:text-style-name="P1" draw:layer="layout" svg:x1="7.886cm" svg:y1="16.306cm" svg:x2="7.9cm" svg:y2="15.711cm">
              <text:p/>
            </draw:line>
            <draw:custom-shape draw:style-name="gr9" draw:text-style-name="P2" draw:layer="layout" svg:width="0.207cm" svg:height="0.207cm" svg:x="10.14cm" svg:y="15.6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" draw:text-style-name="P1" draw:layer="layout" svg:x1="7.897cm" svg:y1="23.895cm" svg:x2="10.315cm" svg:y2="23.888cm">
              <text:p/>
            </draw:line>
            <draw:line draw:style-name="gr3" draw:text-style-name="P1" draw:layer="layout" svg:x1="7.911cm" svg:y1="24.491cm" svg:x2="7.925cm" svg:y2="23.896cm">
              <text:p/>
            </draw:line>
            <draw:custom-shape draw:style-name="gr9" draw:text-style-name="P2" draw:layer="layout" svg:width="0.207cm" svg:height="0.207cm" svg:x="10.165cm" svg:y="23.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" draw:text-style-name="P1" draw:layer="layout" svg:x1="10.303cm" svg:y1="25.293cm" svg:x2="10.276cm" svg:y2="22.927cm">
            <text:p/>
          </draw:line>
          <draw:line draw:style-name="gr3" draw:text-style-name="P1" draw:layer="layout" svg:x1="10.311cm" svg:y1="28.078cm" svg:x2="7.943cm" svg:y2="28.07cm">
            <text:p/>
          </draw:line>
          <draw:line draw:style-name="gr3" draw:text-style-name="P1" draw:layer="layout" svg:x1="10.293cm" svg:y1="28.095cm" svg:x2="10.288cm" svg:y2="27.829cm">
            <text:p/>
          </draw:line>
          <draw:custom-shape draw:style-name="gr9" draw:text-style-name="P2" draw:layer="layout" svg:width="0.207cm" svg:height="0.207cm" svg:x="7.883cm" svg:y="27.97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.368cm" svg:y1="24.05cm" svg:x2="2.368cm" svg:y2="22.606cm">
            <text:p/>
          </draw:line>
          <draw:line draw:style-name="gr3" draw:text-style-name="P1" draw:layer="layout" svg:x1="1.895cm" svg:y1="28.109cm" svg:x2="1.87cm" svg:y2="22.606cm">
            <text:p/>
          </draw:line>
          <draw:line draw:style-name="gr12" draw:text-style-name="P1" draw:layer="layout" svg:x1="1.894cm" svg:y1="20.49cm" svg:x2="1.869cm" svg:y2="22.594cm">
            <text:p/>
          </draw:line>
          <draw:line draw:style-name="gr12" draw:text-style-name="P1" draw:layer="layout" svg:x1="2.381cm" svg:y1="20.488cm" svg:x2="2.356cm" svg:y2="22.594cm">
            <text:p/>
          </draw:line>
          <draw:frame draw:style-name="gr13" draw:text-style-name="P5" draw:layer="layout" svg:width="1.404cm" svg:height="0.962cm" svg:x="10.843cm" svg:y="4.187cm">
            <draw:text-box>
              <text:p>Rs</text:p>
            </draw:text-box>
          </draw:frame>
          <draw:frame draw:style-name="gr14" draw:text-style-name="P5" draw:layer="layout" svg:width="1.993cm" svg:height="1.673cm" svg:x="10.911cm" svg:y="8.488cm">
            <draw:text-box>
              <text:p>R10</text:p>
            </draw:text-box>
          </draw:frame>
          <draw:frame draw:style-name="gr13" draw:text-style-name="P5" draw:layer="layout" svg:width="1.404cm" svg:height="0.962cm" svg:x="10.956cm" svg:y="13.219cm">
            <draw:text-box>
              <text:p>R9</text:p>
            </draw:text-box>
          </draw:frame>
          <draw:frame draw:style-name="gr13" draw:text-style-name="P5" draw:layer="layout" svg:width="1.404cm" svg:height="0.962cm" svg:x="11.024cm" svg:y="18.064cm">
            <draw:text-box>
              <text:p>R8</text:p>
            </draw:text-box>
          </draw:frame>
          <draw:frame draw:style-name="gr13" draw:text-style-name="P5" draw:layer="layout" svg:width="1.404cm" svg:height="0.962cm" svg:x="11.024cm" svg:y="26.191cm">
            <draw:text-box>
              <text:p>R1</text:p>
            </draw:text-box>
          </draw:frame>
          <draw:line draw:style-name="gr3" draw:text-style-name="P1" draw:layer="layout" svg:x1="10.278cm" svg:y1="5.977cm" svg:x2="14.262cm" svg:y2="5.977cm">
            <text:p/>
          </draw:line>
          <draw:line draw:style-name="gr3" draw:text-style-name="P1" draw:layer="layout" svg:x1="14.217cm" svg:y1="3.713cm" svg:x2="14.217cm" svg:y2="6.067cm">
            <text:p/>
          </draw:line>
          <draw:frame draw:style-name="gr15" draw:text-style-name="P5" draw:layer="layout" svg:width="5.595cm" svg:height="3.816cm" svg:x="13.357cm" svg:y="7.212cm">
            <draw:text-box>
              <text:p>Hall effect switch devices all have an open collector output.</text:p>
            </draw:text-box>
          </draw:frame>
        </draw:g>
        <draw:frame draw:style-name="gr16" draw:text-style-name="P5" draw:layer="layout" svg:width="1.811cm" svg:height="1.086cm" svg:x="3.441cm" svg:y="2.355cm">
          <draw:text-box>
            <text:p>Vcc</text:p>
          </draw:text-box>
        </draw:frame>
        <draw:frame draw:style-name="gr16" draw:text-style-name="P5" draw:layer="layout" svg:width="1.811cm" svg:height="1.086cm" svg:x="1cm" svg:y="1cm">
          <draw:text-box>
            <text:p>Gnd</text:p>
          </draw:text-box>
        </draw:frame>
        <draw:line draw:style-name="gr17" draw:text-style-name="P1" draw:layer="layout" svg:x1="3.532cm" svg:y1="2.989cm" svg:x2="2.445cm" svg:y2="3.532cm">
          <text:p/>
        </draw:line>
        <draw:line draw:style-name="gr17" draw:text-style-name="P1" draw:layer="layout" svg:x1="1.766cm" svg:y1="1.902cm" svg:x2="1.902cm" svg:y2="3.215cm">
          <text:p/>
        </draw:line>
        <draw:frame draw:style-name="gr16" draw:text-style-name="P5" draw:layer="layout" svg:width="1.811cm" svg:height="1.086cm" svg:x="9.241cm" svg:y="1.452cm">
          <draw:text-box>
            <text:p>Vref</text:p>
          </draw:text-box>
        </draw:frame>
        <draw:frame draw:style-name="gr16" draw:text-style-name="P5" draw:layer="layout" svg:width="1.811cm" svg:height="1.086cm" svg:x="14.223cm" svg:y="1.724cm">
          <draw:text-box>
            <text:p>O/P</text:p>
          </draw:text-box>
        </draw:frame>
        <draw:line draw:style-name="gr17" draw:text-style-name="P1" draw:layer="layout" svg:x1="10.052cm" svg:y1="2.31cm" svg:x2="10.278cm" svg:y2="3.26cm">
          <text:p/>
        </draw:line>
        <draw:line draw:style-name="gr17" draw:text-style-name="P1" draw:layer="layout" svg:x1="14.941cm" svg:y1="2.672cm" svg:x2="14.262cm" svg:y2="3.713cm">
          <text:p/>
        </draw:line>
        <draw:frame draw:style-name="gr18" draw:text-style-name="P5" draw:layer="layout" svg:width="2.898cm" svg:height="1.313cm" svg:x="12.36cm" svg:y="25.129cm">
          <draw:text-box>
            <text:p>100mm</text:p>
          </draw:text-box>
        </draw:frame>
        <draw:frame draw:style-name="gr18" draw:text-style-name="P5" draw:layer="layout" svg:width="2.898cm" svg:height="1.313cm" svg:x="12.36cm" svg:y="16.8cm">
          <draw:text-box>
            <text:p>800mm</text:p>
          </draw:text-box>
        </draw:frame>
        <draw:frame draw:style-name="gr18" draw:text-style-name="P5" draw:layer="layout" svg:width="2.898cm" svg:height="1.313cm" svg:x="12.36cm" svg:y="12.589cm">
          <draw:text-box>
            <text:p>900mm</text:p>
          </draw:text-box>
        </draw:frame>
        <draw:frame draw:style-name="gr19" draw:text-style-name="P5" draw:layer="layout" svg:width="5.841cm" svg:height="1.63cm" svg:x="3.034cm" svg:y="20.692cm">
          <draw:text-box>
            <text:p>Hall effect switch</text:p>
          </draw:text-box>
        </draw:frame>
        <draw:line draw:style-name="gr17" draw:text-style-name="P1" draw:layer="layout" svg:x1="5.569cm" svg:y1="21.688cm" svg:x2="6.611cm" svg:y2="24.495cm">
          <text:p/>
        </draw:line>
        <draw:frame draw:style-name="gr20" draw:text-style-name="P5" draw:layer="layout" svg:width="6.791cm" svg:height="4.029cm" svg:x="12.859cm" svg:y="18.881cm">
          <draw:text-box>
            <text:p><text:span text:style-name="T2">Hall effect device ON voltage drop </text:span>(Vce sat) around 200mV depending on technology of devic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6:35:38.351119334</meta:creation-date>
    <dc:date>2018-10-17T18:53:13.246421139</dc:date>
    <meta:editing-duration>PT39M17S</meta:editing-duration>
    <meta:editing-cycles>4</meta:editing-cycles>
    <meta:generator>LibreOffice_Vanilla/6.0.4.5$MacOSX_X86_64 LibreOffice_project/6840e4519a6ce8bcc1328eb2d87b5c46c6df1038</meta:generator>
    <meta:document-statistic meta:object-count="179"/>
  </office:meta>
</office:document-meta>
</file>